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3.325in"/>
    </style:style>
    <style:style style:name="TableColumn4" style:family="table-column">
      <style:table-column-properties style:column-width="3.325in"/>
    </style:style>
    <style:style style:name="Table2" style:family="table">
      <style:table-properties style:width="6.6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padding-top="0in" fo:padding-left="0.075in" fo:padding-bottom="0in" fo:padding-right="0.075in"/>
    </style:style>
    <style:style style:name="P7" style:parent-style-name="Textbody" style:family="paragraph">
      <style:paragraph-properties fo:line-height="100%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Textbody" style:family="paragraph">
      <style:paragraph-properties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none" fo:padding-top="0in" fo:padding-left="0.075in" fo:padding-bottom="0in" fo:padding-right="0.075in"/>
    </style:style>
    <style:style style:name="P12" style:parent-style-name="Textbody" style:family="paragraph">
      <style:paragraph-properties fo:line-height="100%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P14" style:parent-style-name="Textbody" style:family="paragraph">
      <style:paragraph-properties fo:line-height="100%"/>
    </style:style>
    <style:style style:name="P1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h text:style-name="P1" text:outline-level="1">{{{++report_title}}}</text:h>
      <text:h text:style-name="Heading2" text:outline-level="2">{{{++report_description}}}</text:h>
      <text:p text:style-name="Normal">{{{++report_limit}}}</text:p>
      <text:p text:style-name="Normal">Report printed by {{{++user_name}}} at {{{++time}}}.</text:p>
      <text:p text:style-name="NoSpacing">[!-- BEGIN report_row --]</text:p>
      <text:h text:style-name="Heading3" text:outline-level="3">{{{person+surname}}},<text:s/>{{{person+firstname}}}</text:h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{{{++header+position+title}}}: {{{position+title}}}</text:p>
          </table:table-cell>
          <table:table-cell table:style-name="TableCell8">
            <text:p text:style-name="P9">{{{++header+start_salary+start_date}}}: {{{start_salary+start_date}}}</text:p>
          </table:table-cell>
        </table:table-row>
        <table:table-row table:style-name="TableRow10">
          <table:table-cell table:style-name="TableCell11">
            <text:p text:style-name="P12">{{{++header+facility+name}}}: {{{facility+name}}}</text:p>
          </table:table-cell>
          <table:table-cell table:style-name="TableCell13">
            <text:p text:style-name="P14">{{{++header+facility_district+name}}}: {{{facility_district+name}}}</text:p>
          </table:table-cell>
        </table:table-row>
      </table:table>
      <text:p text:style-name="P15"/>
      <text:p text:style-name="Normal">[!-- END report_row --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uke Duncan</meta:initial-creator>
    <dc:creator>Luke Duncan</dc:creator>
    <meta:creation-date>2012-01-26T21:00:00Z</meta:creation-date>
    <dc:date>2012-01-26T21:40:00Z</dc:date>
    <meta:template xlink:href="Normal" xlink:type="simple"/>
    <meta:editing-cycles>5</meta:editing-cycles>
    <meta:editing-duration>PT2340S</meta:editing-duration>
    <meta:document-statistic meta:page-count="1" meta:paragraph-count="1" meta:word-count="68" meta:character-count="459" meta:row-count="3" meta:non-whitespace-character-count="392"/>
  </office:meta>
</office:document-meta>
</file>